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text>Let </mtext>
            <msup>
              <mo stretchy="false">Γ</mo>
              <mrow>
                <mi>h</mi>
              </mrow>
            </msup>
            <mrow>
              <mo stretchy="false">(</mo>
              <mrow>
                <mi>i</mi>
              </mrow>
              <mo stretchy="false">)</mo>
            </mrow>
            <mtext> be the h-hop neighbourhood of node i</mtext>
          </mrow>
        </mtd>
      </mtr>
      <mtr>
        <mtd/>
      </mtr>
      <mtr>
        <mtd>
          <mrow>
            <mtext>Proof that </mtext>
          </mrow>
        </mtd>
      </mtr>
      <mtr>
        <mtd>
          <mrow>
            <mtext>if </mtext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then </mtext>
            <mrow>
              <msub>
                <mi>N</mi>
                <mi>K</mi>
              </msub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Def. of h-hop neighbourhood</mtext>
          </mrow>
        </mtd>
      </mtr>
      <mtr>
        <mtd>
          <mrow>
            <msup>
              <mo stretchy="false">Γ</mo>
              <mrow>
                <mrow>
                  <mi>h</mi>
                  <mo stretchy="false">−</mo>
                  <mn>1</mn>
                </mrow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text>   (1)</mtext>
          </mrow>
        </mtd>
      </mtr>
      <mtr>
        <mtd>
          <mrow>
            <mtext>Given</mtext>
          </mrow>
        </mtd>
      </mtr>
      <mtr>
        <mtd>
          <mrow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row>
                <mo stretchy="false">(</mo>
                <mrow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i/>
                    <mo stretchy="false">∩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row>
                <mi/>
                <mo stretchy="false">∧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row>
                  <mi>x</mi>
                  <mo stretchy="false">∉</mo>
                  <msub>
                    <mi>N</mi>
                    <mi>K</mi>
                  </msub>
                </mrow>
              </mrow>
              <mo stretchy="false">∨</mo>
              <mrow>
                <mo stretchy="false">(</mo>
                <mrow>
                  <mrow>
                    <mi>x</mi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row>
                      <mi/>
                      <mo stretchy="false">∧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(</mo>
              <mrow>
                <mrow>
                  <mrow>
                    <mrow>
                      <mrow>
                        <mi>x</mi>
                        <mo stretchy="false">∉</mo>
                        <msub>
                          <mi>N</mi>
                          <mi>K</mi>
                        </msub>
                      </mrow>
                    </mrow>
                    <mo stretchy="false">∨</mo>
                    <mi>x</mi>
                  </mrow>
                  <mo stretchy="false">∈</mo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</mrow>
                <mrow>
                  <mo stretchy="false">(</mo>
                  <mrow>
                    <mi>i</mi>
                  </mrow>
                  <mo stretchy="false">)</mo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row>
                    <mrow>
                      <mrow>
                        <mrow>
                          <mi>x</mi>
                          <mo stretchy="false">∉</mo>
                          <msub>
                            <mi>N</mi>
                            <mi>K</mi>
                          </msub>
                        </mrow>
                      </mrow>
                      <mo stretchy="false">∨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row>
                  <mo stretchy="false">(</mo>
                  <mrow>
                    <mi>i</mi>
                  </mrow>
                  <mo stretchy="false">)</mo>
                </mrow>
                <mo stretchy="false">∧</mo>
                <mi>x</mi>
              </mrow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sub>
                  <mi>N</mi>
                  <mi>K</mi>
                </msub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Since </mtext>
            <msub>
              <mi>N</mi>
              <mi>K</mi>
            </msub>
            <mtext> is a subset of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>,</mi>
          </mrow>
        </mtd>
      </mtr>
      <mtr>
        <mtd>
          <mrow>
            <mtext>each iteration of the loop can reset </mtext>
            <msub>
              <mi>N</mi>
              <mi>K</mi>
            </msub>
            <mtext> to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 without loss of members.</mtext>
          </mrow>
        </mtd>
      </mtr>
    </mtable>
    <annotation encoding="StarMath 5.0">"Let " %GAMMA^{h}(i) " be the h-hop neighbourhood of node i" newline
newline
"Proof that " newline
"if " N_K = %GAMMA^{h-1}(i)~ intersection %GAMMA^{h-1}(j) newline
"then " 
N_K subseteq %GAMMA^{h}(i)~ intersection %GAMMA^{h}(j) newline
newline

"Def. of h-hop neighbourhood" newline
%GAMMA^{h-1}(i) subseteq %GAMMA^{h}(i) newline 
x in %GAMMA^{h-1}(i) ~"=&gt;" x in %GAMMA^{h}(i) "   (1)" newline 
"Given" newline
N_K = %GAMMA^{h-1}(i)~ intersection %GAMMA^{h-1}(j) newline
x in N_K ~"&lt;=&gt;" x in (%GAMMA^{h-1}(i)~ intersection %GAMMA^{h-1}(j)) newline
x in N_K ~"&lt;=&gt;" x in %GAMMA^{h-1}(i)~ and x in %GAMMA^{h-1}(j) newline
{x notin N_K} or ( x in %GAMMA^{h-1}(i)~ and x in %GAMMA^{h-1}(j)) newline
({x notin N_K} or  x in %GAMMA^{h-1}(i))~ and ({x notin N_K} or  x in %GAMMA^{h-1}(j)) newline
{x notin N_K} or  x in %GAMMA^{h-1}(i) newline
 {x notin N_K} or  x in %GAMMA^{h-1}(j) newline
{x in N_K} ~"=&gt;" x in %GAMMA^{h-1}(i) newline
 {x in N_K}~"=&gt;"  x in %GAMMA^{h-1}(j) newline
{x in N_K} ~"=&gt;" x in %GAMMA^{h}(i) ~~"by (1)" newline 
 {x in N_K}~"=&gt;"  x in %GAMMA^{h}(j) ~~"by (1)" newline
 {x in N_K}~"=&gt;" x in %GAMMA^{h}(i) and  x in %GAMMA^{h}(j) newline
 {x in N_K}~"=&gt;" x in %GAMMA^{h}(i) intersection %GAMMA^{h}(j) newline
 {N_K} subseteq %GAMMA^{h}(i) intersection %GAMMA^{h}(j) newline
 newline
 "Since " N_K " is a subset of " %GAMMA^{h}(i) intersection %GAMMA^{h}(j), newline "each iteration of the loop can reset " N_K " to " %GAMMA^{h}(i) intersection %GAMMA^{h}(j) newline " without loss of members.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Muzzin</meta:initial-creator>
    <meta:creation-date>2021-08-03T22:59:29.94</meta:creation-date>
    <meta:generator>OpenOffice/4.1.2$Win32 OpenOffice.org_project/412m3$Build-9782</meta:generator>
  </office:meta>
</office:document-meta>
</file>